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e4863" officeooo:paragraph-rsid="000e4863"/>
    </style:style>
    <style:style style:name="P2" style:family="paragraph" style:parent-style-name="Preformatted_20_Text">
      <style:text-properties style:font-name="DejaVu Sans Mono"/>
    </style:style>
    <style:style style:name="T1" style:family="text">
      <style:text-properties officeooo:rsid="000f8b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rcise 2: Structured Data: Pairs and Lists</text:h>
      <text:p text:style-name="P1">Declarations:</text:p>
      <text:p text:style-name="P2"><text:span text:style-name="comment_5f_multi_5f_ocaml">(* 1 *)</text:span></text:p>
      <text:p text:style-name="P2"><text:span text:style-name="keyword0_5f_ocaml">fun</text:span> last <text:span text:style-name="symbol0_5f_ocaml">[</text:span>x<text:span text:style-name="symbol0_5f_ocaml">]</text:span> <text:span text:style-name="symbol0_5f_ocaml">=</text:span> x</text:p>
      <text:p text:style-name="P2"><text:s text:c="2"/><text:span text:style-name="symbol0_5f_ocaml">|</text:span> last <text:span text:style-name="symbol0_5f_ocaml">(</text:span>_<text:span text:style-name="symbol0_5f_ocaml">::</text:span>xs<text:span text:style-name="symbol0_5f_ocaml">)</text:span> <text:span text:style-name="symbol0_5f_ocaml">=</text:span> last xs<text:span text:style-name="symbol0_5f_ocaml">;</text:span></text:p>
      <text:p text:style-name="P2"/>
      <text:p text:style-name="P2"><text:span text:style-name="comment_5f_multi_5f_ocaml">(* 2 *)</text:span></text:p>
      <text:p text:style-name="P2"><text:span text:style-name="keyword0_5f_ocaml">fun</text:span> butLast <text:span text:style-name="symbol0_5f_ocaml">[</text:span>_<text:span text:style-name="symbol0_5f_ocaml">]</text:span> <text:span text:style-name="symbol0_5f_ocaml">=</text:span> <text:span text:style-name="symbol0_5f_ocaml">[]</text:span></text:p>
      <text:p text:style-name="P2"><text:s text:c="2"/><text:span text:style-name="symbol0_5f_ocaml">|</text:span> butLast <text:span text:style-name="symbol0_5f_ocaml">(</text:span>x<text:span text:style-name="symbol0_5f_ocaml">::</text:span>xs<text:span text:style-name="symbol0_5f_ocaml">)</text:span> <text:span text:style-name="symbol0_5f_ocaml">=</text:span> x<text:span text:style-name="symbol0_5f_ocaml">::</text:span>butLast xs<text:span text:style-name="symbol0_5f_ocaml">;</text:span></text:p>
      <text:p text:style-name="P2"><text:span text:style-name="comment_5f_multi_5f_ocaml">(* Both butLast and rev o tl o rev have time complexity O(n)</text:span></text:p>
      <text:p text:style-name="P2"><text:span text:style-name="comment_5f_multi_5f_ocaml"><text:s text:c="5"/></text:span><text:span text:style-name="comment_5f_multi_5f_ocaml"><text:span text:style-name="T1">(assuming tail recursive rev)</text:span></text:span><text:span text:style-name="comment_5f_multi_5f_ocaml">.</text:span></text:p>
      <text:p text:style-name="P2"><text:span text:style-name="comment_5f_multi_5f_ocaml"><text:s text:c="3"/></text:span><text:span text:style-name="comment_5f_multi_5f_ocaml"><text:span text:style-name="T1">butLast has space complexity O(n) because of its use of the call stack.</text:span></text:span></text:p>
      <text:p text:style-name="P2"><text:span text:style-name="comment_5f_multi_5f_ocaml"><text:s text:c="3"/></text:span><text:span text:style-name="comment_5f_multi_5f_ocaml"><text:span text:style-name="T1">rev (and hence rev o tl o rev) has space complexity O(n) because</text:span></text:span></text:p>
      <text:p text:style-name="P2"><text:span text:style-name="comment_5f_multi_5f_ocaml"><text:s text:c="5"/></text:span><text:span text:style-name="comment_5f_multi_5f_ocaml"><text:span text:style-name="T1">it makes a copy of the original list in its accumulator.</text:span></text:span><text:span text:style-name="comment_5f_multi_5f_ocaml"> *)</text:span></text:p>
      <text:p text:style-name="P2"/>
      <text:p text:style-name="P2"><text:span text:style-name="comment_5f_multi_5f_ocaml">(* 3 *)</text:span></text:p>
      <text:p text:style-name="P2"><text:span text:style-name="keyword0_5f_ocaml">fun</text:span> nth <text:span text:style-name="symbol0_5f_ocaml">(</text:span>x<text:span text:style-name="symbol0_5f_ocaml">::</text:span>_,<text:span text:style-name="number_5f_ocaml">0</text:span><text:span text:style-name="symbol0_5f_ocaml">)</text:span> <text:span text:style-name="symbol0_5f_ocaml">=</text:span> x</text:p>
      <text:p text:style-name="P2"><text:s text:c="2"/><text:span text:style-name="symbol0_5f_ocaml">|</text:span> nth <text:span text:style-name="symbol0_5f_ocaml">(</text:span>_<text:span text:style-name="symbol0_5f_ocaml">::</text:span>xs,n<text:span text:style-name="symbol0_5f_ocaml">)</text:span> <text:span text:style-name="symbol0_5f_ocaml">=</text:span> nth <text:span text:style-name="symbol0_5f_ocaml">(</text:span>xs,n – <text:span text:style-name="number_5f_ocaml">1</text:span><text:span text:style-name="symbol0_5f_ocaml">);</text:span></text:p>
      <text:p text:style-name="P1">Tests:</text:p>
      <text:p text:style-name="P2"><text:span text:style-name="symbol0_5f_ocaml">-</text:span> last <text:span text:style-name="symbol0_5f_ocaml">[</text:span><text:span text:style-name="number_5f_ocaml">1</text:span>,<text:span text:style-name="number_5f_ocaml">2</text:span>,<text:span text:style-name="number_5f_ocaml">3</text:span><text:span text:style-name="symbol0_5f_ocaml">];</text:span> </text:p>
      <text:p text:style-name="P2"><text:span text:style-name="keyword0_5f_ocaml">val</text:span> it <text:span text:style-name="symbol0_5f_ocaml">=</text:span> <text:span text:style-name="number_5f_ocaml">3</text:span> <text:span text:style-name="symbol0_5f_ocaml">:</text:span> int</text:p>
      <text:p text:style-name="P2"><text:span text:style-name="symbol0_5f_ocaml">-</text:span></text:p>
      <text:p text:style-name="P2"><text:span text:style-name="symbol0_5f_ocaml">-</text:span> butLast <text:span text:style-name="symbol0_5f_ocaml">[</text:span><text:span text:style-name="number_5f_ocaml">1</text:span>,<text:span text:style-name="number_5f_ocaml">2</text:span>,<text:span text:style-name="number_5f_ocaml">3</text:span>,<text:span text:style-name="number_5f_ocaml">4</text:span><text:span text:style-name="symbol0_5f_ocaml">];</text:span> </text:p>
      <text:p text:style-name="P2"><text:span text:style-name="keyword0_5f_ocaml">val</text:span> it <text:span text:style-name="symbol0_5f_ocaml">=</text:span> <text:span text:style-name="symbol0_5f_ocaml">[</text:span><text:span text:style-name="number_5f_ocaml">1</text:span>,<text:span text:style-name="number_5f_ocaml">2</text:span>,<text:span text:style-name="number_5f_ocaml">3</text:span><text:span text:style-name="symbol0_5f_ocaml">]</text:span> <text:span text:style-name="symbol0_5f_ocaml">:</text:span> int <text:span text:style-name="keyword1_5f_ocaml">list</text:span></text:p>
      <text:p text:style-name="P2"><text:span text:style-name="symbol0_5f_ocaml">-</text:span> butLast <text:span text:style-name="symbol0_5f_ocaml">[</text:span><text:span text:style-name="number_5f_ocaml">1</text:span><text:span text:style-name="symbol0_5f_ocaml">];</text:span> </text:p>
      <text:p text:style-name="P2"><text:span text:style-name="keyword0_5f_ocaml">val</text:span> it <text:span text:style-name="symbol0_5f_ocaml">=</text:span> <text:span text:style-name="symbol0_5f_ocaml">[]</text:span> <text:span text:style-name="symbol0_5f_ocaml">:</text:span> int <text:span text:style-name="keyword1_5f_ocaml">list</text:span></text:p>
      <text:p text:style-name="P2"><text:span text:style-name="symbol0_5f_ocaml">-</text:span></text:p>
      <text:p text:style-name="P2"><text:span text:style-name="symbol0_5f_ocaml">-</text:span> nth <text:span text:style-name="symbol0_5f_ocaml">([</text:span><text:span text:style-name="number_5f_ocaml">0</text:span>,<text:span text:style-name="number_5f_ocaml">2</text:span>,<text:span text:style-name="number_5f_ocaml">4</text:span>,<text:span text:style-name="number_5f_ocaml">6</text:span><text:span text:style-name="symbol0_5f_ocaml">]</text:span>,<text:span text:style-name="number_5f_ocaml">2</text:span><text:span text:style-name="symbol0_5f_ocaml">);</text:span> </text:p>
      <text:p text:style-name="P2"><text:span text:style-name="keyword0_5f_ocaml">val</text:span> it <text:span text:style-name="symbol0_5f_ocaml">=</text:span> <text:span text:style-name="number_5f_ocaml">4</text:span> <text:span text:style-name="symbol0_5f_ocaml">:</text:span> 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number_5f_ocaml" style:display-name="number_ocaml" style:family="text">
      <style:text-properties fo:color="#cc66cc" fo:font-style="normal" fo:font-weight="normal"/>
    </style:style>
    <style:style style:name="keyword0_5f_ocaml" style:display-name="keyword0_ocaml" style:family="text">
      <style:text-properties fo:color="#0066cc" fo:font-style="normal" fo:font-weight="bold"/>
    </style:style>
    <style:style style:name="keyword1_5f_ocaml" style:display-name="keyword1_ocaml" style:family="text">
      <style:text-properties fo:color="#0066cc" fo:font-style="normal" fo:font-weight="bold"/>
    </style:style>
    <style:style style:name="symbol0_5f_ocaml" style:display-name="symbol0_ocaml" style:family="text">
      <style:text-properties fo:color="#a52a2a" fo:font-style="normal" fo:font-weight="normal"/>
    </style:style>
    <style:style style:name="comment_5f_multi_5f_ocaml" style:display-name="comment_multi_ocaml" style:family="text">
      <style:text-properties fo:color="#5d478b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10-22T16:20:18.386631816</meta:creation-date>
    <dc:date>2014-10-22T17:29:05.845088462</dc:date>
    <dc:creator>James </dc:creator>
    <meta:editing-duration>PT31M32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27" meta:word-count="147" meta:character-count="694" meta:non-whitespace-character-count="547"/>
  </office:meta>
</office:document-meta>
</file>